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Kamran" svg:font-family="IRKamran" style:font-pitch="variable"/>
    <style:font-face style:name="IRRoya" svg:font-family="IRRoya"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agraph-properties fo:text-align="end" style:writing-mode="rl-tb"/>
    </style:style>
    <style:style style:name="P6" style:family="paragraph">
      <style:paragraph-properties fo:text-align="start" style:writing-mode="lr-tb"/>
    </style:style>
    <style:style style:name="P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style:font-name="IRKamran" style:font-name-complex="IRKamran"/>
    </style:style>
    <style:style style:name="T5"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 style:family="text">
      <style:text-properties style:font-name="IRZar" style:font-name-complex="IRZ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office:annotation office:name="__Annotation__228_3560351489"><dc:creator>Unknown Author</dc:creator><dc:date>2023-02-17T12:41:06.168409974</dc:date><text:p text:style-name="P5"><text:span text:style-name="T4">روی، بر، بر روی، برفراز</text:span></text:p><text:p text:style-name="P6"><text:span text:style-name="T4">I jumped upon the horse</text:span></text:p><text:p text:style-name="P5"><text:span text:style-name="T4"><text:tab/></text:span><text:span text:style-name="T4">پریدم روی اسب</text:span></text:p><text:p text:style-name="P6"><text:span text:style-name="T4">a house built upon a hill</text:span></text:p><text:p text:style-name="P5"><text:span text:style-name="T4"><text:tab/></text:span><text:span text:style-name="T4">خانه‌ای که برفراز تپه‌ای ساخته شده است</text:span></text:p><text:p text:style-name="P5"><text:span text:style-name="T4">intense sadness fell upon me again</text:span><text:span text:style-name="T4"><text:tab/></text:span><text:span text:style-name="T4">حزن شدید دوباره بر من مستولی شد</text:span></text:p></office:annotation>upon<office:annotation-end office:name="__Annotation__228_3560351489"/>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office:annotation office:name="__Annotation__52_2300167540"><dc:creator>Unknown Author</dc:creator><dc:date>2023-02-17T12:57:04.498365264</dc:date><text:p text:style-name="P5"><text:span text:style-name="T4">خسته کننده، بی تنوع، ملالت آور</text:span></text:p><text:p text:style-name="P6"><text:span text:style-name="T4">the monotonous life of prisoners</text:span></text:p><text:p text:style-name="P5"><text:span text:style-name="T4"><text:tab/></text:span><text:span text:style-name="T4">زندگی یکنواخت و خسته کننده‌ی زندانیان</text:span></text:p><text:p text:style-name="P6"><text:span text:style-name="T4">a monotonous landscape</text:span></text:p><text:p text:style-name="P5"><text:span text:style-name="T4"><text:tab/></text:span><text:span text:style-name="T4">منظره‌ی ملالت انگیز</text:span></text:p><text:p text:style-name="P5"><text:span text:style-name="T7"/></text:p></office:annotation>monotonous<office:annotation-end office:name="__Annotation__52_2300167540"/>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office:annotation office:name="__Annotation__190_2068417786"><dc:creator>Unknown Author</dc:creator><dc:date>2023-02-12T07:02:48.506363077</dc:date><text:p text:style-name="P7"><text:span text:style-name="T6"><text:s/>گنجایش سرداب، به اندازه‌ی یک سرداب پر</text:span></text:p><text:p text:style-name="P7"><text:span text:style-name="T6"><text:s/>سرداب‌ها، دخمه‌ها</text:span></text:p></office:annotation><text:span text:style-name="T2">cellarage</text:span><office:annotation-end office:name="__Annotation__190_2068417786"/><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unaccommodating grasp, like a </text:span><office:annotation office:name="__Annotation__21_2068417786"><dc:creator>Unknown Author</dc:creator><dc:date>2023-02-12T06:57:26.209529090</dc:date><text:p text:style-name="P7"><text:span text:style-name="T5"><text:s/>سرسخت، مصمم، یک‌دنده، لجوج، لجباز، خودرای، چشم سفید، کله شق، خیره سر، سمج</text:span></text:p><text:p text:style-name="P7"><text:span text:style-name="T5">a stubborn man</text:span><text:span text:style-name="T5"><text:tab/></text:span><text:span text:style-name="T5">آدم سرسخت</text:span></text:p><text:p text:style-name="P7"><text:span text:style-name="T5"><text:s/>سر سختانه، لجوجانه، مصممانه</text:span></text:p><text:p text:style-name="P7"><text:span text:style-name="T5">stubborn resistance</text:span><text:span text:style-name="T5"><text:tab/></text:span><text:span text:style-name="T5">مقاومت <text:s text:c="3"/>سرسختانه</text:span></text:p><text:p text:style-name="P7"><text:span text:style-name="T5"><text:s/>مقاوم، دپرپای، دیر درمان، دیرالتیام، بدقلق</text:span></text:p><text:p text:style-name="P7"><text:span text:style-name="T5">a stubborn disease</text:span><text:span text:style-name="T5"><text:tab/></text:span><text:span text:style-name="T5">بیماری دیر درمان</text:span></text:p><text:p text:style-name="P7"><text:span text:style-name="T5">a stubborn engine</text:span><text:span text:style-name="T5"><text:tab/></text:span><text:span text:style-name="T5">یک <text:s text:c="2"/>موتور بدقلق</text:span></text:p><text:p text:style-name="P7"><text:span text:style-name="T5"><text:s/>پیگیر، بی‌امان</text:span></text:p><text:p text:style-name="P7"><text:span text:style-name="T5">stubborn campaigns</text:span><text:span text:style-name="T5"><text:tab/></text:span><text:span text:style-name="T5">مبارزات <text:s text:c="2"/>بی‌ امان</text:span></text:p><text:p text:style-name="P7"><text:span text:style-name="T4"/></text:p></office:annotation><text:span text:style-name="T2">stubborn</text:span><office:annotation-end office:name="__Annotation__21_2068417786"/><text:span text:style-name="T2"> fact, as it was, - all helped the emphasis. </text:span></text:p>
      <text:p text:style-name="P3"><text:soft-page-break/>‘<text:span text:style-name="T3">In this life, we want nothing but Facts, sir: nothing but Fac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Kamran" svg:font-family="IRKamran" style:font-pitch="variable"/>
    <style:font-face style:name="IRRoya" svg:font-family="IRRoya" style:font-pitch="variable"/>
    <style:font-face style:name="IRZar" svg:font-family="IR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31T01:57:08.029145130</meta:creation-date>
    <dc:date>2023-02-17T12:59:35.625511118</dc:date>
    <meta:editing-duration>PT1H39M6S</meta:editing-duration>
    <meta:editing-cycles>15</meta:editing-cycles>
    <meta:generator>LibreOffice/6.0.7.3$Linux_X86_64 LibreOffice_project/00m0$Build-3</meta:generator>
    <meta:document-statistic meta:table-count="0" meta:image-count="0" meta:object-count="0" meta:page-count="2" meta:paragraph-count="7" meta:word-count="286" meta:character-count="1654" meta:non-whitespace-character-count="1369"/>
  </office:meta>
</office:document-meta>
</file>